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adbe" officeooo:paragraph-rsid="0012adb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12adbe" officeooo:paragraph-rsid="0012adbe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2230 MP5 Test Plan</text:p>
      <text:p text:style-name="P1">Heath Gerrald</text:p>
      <text:p text:style-name="P1"/>
      <text:p text:style-name="P1"/>
      <text:p text:style-name="P2">My test script contains multiple tests with large amounts of data. I tested with each a poor, random, and optimal tree, twice. Additionally, I changed the seed a couple times and ran some of the tests with the verbose flag on, and each worked correctly. Finally, I also tested the equilibrium driver with 20 levels and 100,000 tri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0:02:57.964443725</meta:creation-date>
    <dc:date>2018-10-29T20:09:54.415084968</dc:date>
    <meta:editing-duration>PT6M57S</meta:editing-duration>
    <meta:editing-cycles>1</meta:editing-cycles>
    <meta:document-statistic meta:table-count="0" meta:image-count="0" meta:object-count="0" meta:page-count="1" meta:paragraph-count="3" meta:word-count="65" meta:character-count="369" meta:non-whitespace-character-count="307"/>
    <meta:generator>LibreOffice/6.0.3.2$Linux_X86_64 LibreOffice_project/00m0$Build-2</meta:generator>
  </office:meta>
</office:document-meta>
</file>